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789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013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5e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0092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7a2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7ed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8648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881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8db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8dfd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8f3e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9099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92b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957c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a368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a61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a82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0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21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5e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84f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897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b3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f2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bf5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c290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c91b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cd8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d32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d34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d7bd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db79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dce9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e041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8e40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013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0eb6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110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1458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15f2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188f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1a2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1ba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237a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324d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0b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20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5e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a0b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de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4deb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55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5631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573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66a9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66b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670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officeooo:paragraph-rsid="496827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989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010101" style:font-name="標楷體1" style:font-name-asian="標楷體1"/>
    </style:style>
    <style:style style:name="T4" style:family="text">
      <style:text-properties style:font-name="標楷體1"/>
    </style:style>
    <style:style style:name="T5" style:family="text">
      <style:text-properties style:font-name="標楷體1" officeooo:rsid="4886484a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4886484a" style:font-name-asian="標楷體1"/>
    </style:style>
    <style:style style:name="T8" style:family="text">
      <style:text-properties style:font-name="標楷體1" officeooo:rsid="48bef41a" style:font-name-asian="標楷體1"/>
    </style:style>
    <style:style style:name="T9" style:family="text">
      <style:text-properties style:font-name="標楷體1" officeooo:rsid="48bf28fb" style:font-name-asian="標楷體1"/>
    </style:style>
    <style:style style:name="T10" style:family="text">
      <style:text-properties style:font-name="標楷體1" officeooo:rsid="48bf5df8" style:font-name-asian="標楷體1"/>
    </style:style>
    <style:style style:name="T11" style:family="text">
      <style:text-properties style:font-name="標楷體1" officeooo:rsid="48d7bd79" style:font-name-asian="標楷體1"/>
    </style:style>
    <style:style style:name="T12" style:family="text">
      <style:text-properties style:font-name="標楷體1" officeooo:rsid="48dce987" style:font-name-asian="標楷體1"/>
    </style:style>
    <style:style style:name="T13" style:family="text">
      <style:text-properties style:font-name="標楷體1" officeooo:rsid="4892b3be" style:font-name-asian="標楷體1"/>
    </style:style>
    <style:style style:name="T14" style:family="text">
      <style:text-properties style:font-name="標楷體1" officeooo:rsid="488dfdad"/>
    </style:style>
    <style:style style:name="T15" style:family="text">
      <style:text-properties style:font-name="標楷體1" officeooo:rsid="4892fc3a"/>
    </style:style>
    <style:style style:name="T16" style:family="text">
      <style:text-properties style:font-name="標楷體1" officeooo:rsid="48c72647"/>
    </style:style>
    <style:style style:name="T17" style:family="text">
      <style:text-properties officeooo:rsid="4892b3be"/>
    </style:style>
    <style:style style:name="T18" style:family="text">
      <style:text-properties officeooo:rsid="4892b3be" style:font-name-asian="Arial"/>
    </style:style>
    <style:style style:name="T19" style:family="text">
      <style:text-properties style:font-name="Liberation Serif" officeooo:rsid="48bb3073" style:font-name-asian="Liberation Serif" style:font-name-complex="Liberation Serif"/>
    </style:style>
    <style:style style:name="T20" style:family="text">
      <style:text-properties style:font-name="Arial" officeooo:rsid="48c72647" style:font-name-asian="Arial"/>
    </style:style>
    <style:style style:name="T21" style:family="text">
      <style:text-properties officeooo:rsid="495631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56720512" text:style-name="L1">
        <text:list-item>
          <text:p text:style-name="P1"><text:bookmark-start text:name="帶電粒子"/>帶電粒子<text:bookmark-end text:name="帶電粒子"/></text:p>
          <text:list>
            <text:list-item>
              <text:p text:style-name="P6">帶電粒子 不是（人類 認定的）帶電粒子。</text:p>
              <text:list>
                <text:list-item>
                  <text:p text:style-name="P6">明顯例子，人類 認定，電子、質子 是 帶電粒子。</text:p>
                </text:list-item>
                <text:list-item>
                  <text:p text:style-name="P6">明顯例子，人類 認定，中子 是 不帶電粒子。</text:p>
                </text:list-item>
              </text:list>
            </text:list-item>
            <text:list-item>
              <text:p text:style-name="P6">帶電粒子 的 明顯例子，電子、質子、中子。</text:p>
              <text:list>
                <text:list-item>
                  <text:p text:style-name="P6">電子 帶 負電。</text:p>
                </text:list-item>
                <text:list-item>
                  <text:p text:style-name="P6">質子 帶 正電。</text:p>
                </text:list-item>
                <text:list-item>
                  <text:p text:style-name="P2">中子 帶 中電。</text:p>
                  <text:list>
                    <text:list-item>
                      <text:p text:style-name="P7">中電 是 電中性、電中和。</text:p>
                    </text:list-item>
                    <text:list-item>
                      <text:p text:style-name="P7">中電 是 中性的電、中和的電。</text:p>
                    </text:list-item>
                  </text:list>
                </text:list-item>
              </text:list>
            </text:list-item>
            <text:list-item>
              <text:p text:style-name="P9">已知，質子 擁有<text:span text:style-name="T6"> </text:span><text:span text:style-name="T7">2個</text:span>帶正<text:span text:style-name="T5">2/3電的夸克、1</text:span><text:span text:style-name="T7">個</text:span>帶負<text:span text:style-name="T15">1</text:span><text:span text:style-name="T5">/3電的夸克</text:span>。</text:p>
              <text:list>
                <text:list-item>
                  <text:p text:style-name="P9">已知，帶正電的粒子、帶正電的粒子 會 相斥。</text:p>
                  <text:list>
                    <text:list-item>
                      <text:p text:style-name="P11">帶正<text:span text:style-name="T5">2/3電的夸克 擁有 </text:span>帶正電的粒子群。</text:p>
                    </text:list-item>
                    <text:list-item>
                      <text:p text:style-name="P10">？？？力 把 該帶正電的粒子群 壓在一起，形成 帶正<text:span text:style-name="T5">2/3電的夸克</text:span>。</text:p>
                    </text:list-item>
                  </text:list>
                </text:list-item>
                <text:list-item>
                  <text:p text:style-name="P12">已知，帶負電的粒子、帶負電的粒子 會 相斥。</text:p>
                  <text:list>
                    <text:list-item>
                      <text:p text:style-name="P12">帶負<text:span text:style-name="T14">1</text:span><text:span text:style-name="T5">/3電的夸克 擁有 </text:span>帶負電的粒子群。</text:p>
                    </text:list-item>
                    <text:list-item>
                      <text:p text:style-name="P13">？？？力 把 該帶負電的粒子群 壓在一起，形成 帶負<text:span text:style-name="T14">1</text:span><text:span text:style-name="T5">/3電的夸克</text:span>。</text:p>
                    </text:list-item>
                  </text:list>
                </text:list-item>
              </text:list>
            </text:list-item>
            <text:list-item>
              <text:p text:style-name="P8">已知，帶負電的粒子、帶負電的粒子 會 相斥。</text:p>
              <text:list>
                <text:list-item>
                  <text:p text:style-name="P14">電子<text:span text:style-name="T5"> 擁有 </text:span>帶負電的粒子群。</text:p>
                </text:list-item>
                <text:list-item>
                  <text:p text:style-name="P14">？？？力 把 帶負電的粒子群 壓在一起，形成 電子。</text:p>
                </text:list-item>
              </text:list>
            </text:list-item>
            <text:list-item>
              <text:p text:style-name="P59">帶電粒子 發射、輻射 <text:span text:style-name="T4">(更微觀尺度的)小帶電粒子</text:span>。<text:span text:style-name="T3">{(比 帶電粒子 更微觀尺度的)小帶電粒子}</text:span></text:p>
              <text:list>
                <text:list-item>
                  <text:p text:style-name="P53">明顯例子，電子。</text:p>
                  <text:list>
                    <text:list-item>
                      <text:p text:style-name="P57">電子 發射、輻射 一大群<text:span text:style-name="T4">(更微觀尺度的)小帶負電的粒子</text:span>。<text:span text:style-name="T3">{、小帶中電的粒子}</text:span></text:p>
                    </text:list-item>
                    <text:list-item>
                      <text:p text:style-name="P14">電子 發射、輻射 單一、一小群<text:span text:style-name="T4">(更微觀尺度的)小帶正電的粒子</text:span>。<text:span text:style-name="T3">{、小帶中電的粒子}</text:span></text:p>
                    </text:list-item>
                  </text:list>
                </text:list-item>
                <text:list-item>
                  <text:p text:style-name="P17">明顯例子，質子。</text:p>
                  <text:list>
                    <text:list-item>
                      <text:p text:style-name="P17">質子 發射、輻射 一大群<text:span text:style-name="T4">(更微觀尺度的)小帶正電的粒子</text:span>。<text:span text:style-name="T3">{、小帶中電的粒子}</text:span></text:p>
                    </text:list-item>
                    <text:list-item>
                      <text:p text:style-name="P53">質子 發射、輻射 單一、一小群<text:span text:style-name="T4">(更微觀尺度的)小帶負電的粒子</text:span>。<text:span text:style-name="T3">{、小帶中電的粒子}</text:span></text:p>
                    </text:list-item>
                  </text:list>
                </text:list-item>
                <text:list-item>
                  <text:p text:style-name="P53">明顯例子，中子。</text:p>
                  <text:list>
                    <text:list-item>
                      <text:p text:style-name="P53">中子 發射、輻射 一大群<text:span text:style-name="T4">(更微觀尺度的)小帶中電的粒子</text:span>。</text:p>
                    </text:list-item>
                    <text:list-item>
                      <text:p text:style-name="P53">中子 發射、輻射 單一、一小群<text:span text:style-name="T4">(更微觀尺度的)小帶正電的粒子、小帶負電的粒子</text:span>。</text:p>
                    </text:list-item>
                  </text:list>
                </text:list-item>
                <text:list-item>
                  <text:p text:style-name="P17">明顯例子，已知，質子 發射、輻射 小帶正電的粒子。</text:p>
                  <text:list>
                    <text:list-item>
                      <text:p text:style-name="P18">假定，第一個質子 發射、輻射 第一個小帶正電的粒子。</text:p>
                    </text:list-item>
                    <text:list-item>
                      <text:p text:style-name="P19">假定，第一個小帶正電的粒子 碰撞 第二個質子。</text:p>
                    </text:list-item>
                    <text:list-item>
                      <text:p text:style-name="P20">已知，第一個小帶正電的粒子、第二個質子 都是 正電。</text:p>
                      <text:list>
                        <text:list-item>
                          <text:p text:style-name="P19">第二個質子 感受到 推力。</text:p>
                        </text:list-item>
                        <text:list-item>
                          <text:p text:style-name="P21">第二個質子 被遠離 第一個質子。</text:p>
                        </text:list-item>
                      </text:list>
                    </text:list-item>
                  </text:list>
                </text:list-item>
                <text:list-item>
                  <text:p text:style-name="P21">明顯例子，已知，電子 發射、輻射 小帶負電的粒子。</text:p>
                  <text:list>
                    <text:list-item>
                      <text:p text:style-name="P21">假定，第一個電子 發射、輻射 第一個小帶負電的粒子。</text:p>
                    </text:list-item>
                    <text:list-item>
                      <text:p text:style-name="P21">假定，第一個小帶負電的粒子 碰撞 第二個電子。</text:p>
                    </text:list-item>
                    <text:list-item>
                      <text:p text:style-name="P21">已知，第一個小帶負電的粒子、第二個電子 都是 負電。</text:p>
                      <text:list>
                        <text:list-item>
                          <text:p text:style-name="P21">第二個電子 感受到 推力。</text:p>
                        </text:list-item>
                        <text:list-item>
                          <text:p text:style-name="P21">第二個電子 被遠離 第一個電子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正電、負電、中電。</text:p>
              <text:list>
                <text:list-item>
                  <text:p text:style-name="P15">正電 <text:span text:style-name="T18">↔</text:span><text:span text:style-name="T17"> 推力</text:span>。</text:p>
                </text:list-item>
                <text:list-item>
                  <text:p text:style-name="P15">負電 <text:span text:style-name="T18">↔</text:span><text:span text:style-name="T17"> 反推力、鏡射推力</text:span>。<text:span text:style-name="T3">{、摩擦力}</text:span></text:p>
                  <text:list>
                    <text:list-item>
                      <text:p text:style-name="P5">（鏡射 的 相關描述在 <text:span text:style-name="T1">數學</text:span> 文件群的 <text:span text:style-name="T1">虛數</text:span>）</text:p>
                    </text:list-item>
                    <text:list-item>
                      <text:p text:style-name="P22">明顯例子，假定，第一個個體 是 推力個體。</text:p>
                      <text:list>
                        <text:list-item>
                          <text:p text:style-name="P22">假定，第二個個體 是 反推力個體。</text:p>
                        </text:list-item>
                        <text:list-item>
                          <text:p text:style-name="P23">假定，第一個個體 推 第二個個體。</text:p>
                          <text:list>
                            <text:list-item>
                              <text:p text:style-name="P23">第一個個體的 推力 越大，第二個個體的 反推力 越大。</text:p>
                            </text:list-item>
                            <text:list-item>
                              <text:p text:style-name="P24">第一個個體、第二個個體 力平衡。</text:p>
                            </text:list-item>
                            <text:list-item>
                              <text:p text:style-name="P24">第一個個體、第二個個體 位置 不動、沒有變化。</text:p>
                            </text:list-item>
                          </text:list>
                        </text:list-item>
                        <text:list-item>
                          <text:p text:style-name="P24">假定，第二個個體的 反推力 有 上限。</text:p>
                        </text:list-item>
                        <text:list-item>
                          <text:p text:style-name="P24">假定，第一個個體的 推力 &gt; 該上限。</text:p>
                          <text:list>
                            <text:list-item>
                              <text:p text:style-name="P24">第二個個體 <text:span text:style-name="T6">(開始)被(第一個個體)</text:span>推動。</text:p>
                            </text:list-item>
                            <text:list-item>
                              <text:p text:style-name="P24">第二個個體的 反推力 <text:span text:style-name="T6">(仍然)</text:span>存在。</text:p>
                            </text:list-item>
                          </text:list>
                        </text:list-item>
                        <text:list-item>
                          <text:p text:style-name="P25">假定，第一個個體的 推力 <text:span text:style-name="T19">≤</text:span> 該上限。</text:p>
                          <text:list>
                            <text:list-item>
                              <text:p text:style-name="P25">第二個個體的 反推力<text:span text:style-name="T6"> = </text:span>第一個個體的 推力。</text:p>
                            </text:list-item>
                          </text:list>
                        </text:list-item>
                        <text:list-item>
                          <text:p text:style-name="P25">反推力 的 明顯例子，摩擦力。</text:p>
                          <text:list>
                            <text:list-item>
                              <text:p text:style-name="P25">明顯例子，假定，第一個個<text:span text:style-name="T6">體 擁有 </text:span><text:span text:style-name="T8">x%的推力個體、(100%-x%)的反推力個體</text:span>。</text:p>
                              <text:list>
                                <text:list-item>
                                  <text:p text:style-name="P26">假定，第二個個<text:span text:style-name="T6">體 擁有 </text:span><text:span text:style-name="T9">y</text:span><text:span text:style-name="T8">%的推力個體、(100%-</text:span><text:span text:style-name="T9">y</text:span><text:span text:style-name="T8">%)的反推力個體</text:span>。</text:p>
                                </text:list-item>
                                <text:list-item>
                                  <text:p text:style-name="P26">假定，第一個個體 使用 某一特定力 推 第二個個體。</text:p>
                                  <text:list>
                                    <text:list-item>
                                      <text:p text:style-name="P27"><text:span text:style-name="T8">x%的推力個體、</text:span><text:span text:style-name="T9">y</text:span><text:span text:style-name="T8">%的推力個體 </text:span><text:span text:style-name="T10">互相 排斥，形成 第一個排斥力</text:span>。</text:p>
                                    </text:list-item>
                                    <text:list-item>
                                      <text:p text:style-name="P33"><text:span text:style-name="T8">x%的推力個體、(100%-</text:span><text:span text:style-name="T9">y</text:span><text:span text:style-name="T8">%)的反推力個體 </text:span><text:span text:style-name="T10">互相 吸引，形成 第一個吸引力</text:span>。</text:p>
                                    </text:list-item>
                                    <text:list-item>
                                      <text:p text:style-name="P33"><text:span text:style-name="T8">(100%-</text:span><text:span text:style-name="T11">x</text:span><text:span text:style-name="T8">%)、(100%-</text:span><text:span text:style-name="T9">y</text:span><text:span text:style-name="T8">%) 的反推力個體 </text:span><text:span text:style-name="T10">互相 排斥，形成 第二個排斥力</text:span>。</text:p>
                                    </text:list-item>
                                    <text:list-item>
                                      <text:p text:style-name="P34"><text:span text:style-name="T8">(100%-x%)的反推力個體、</text:span><text:span text:style-name="T9">y</text:span><text:span text:style-name="T8">%的推力個體 </text:span><text:span text:style-name="T10">互相 吸引，形成 第二個吸引力</text:span>。</text:p>
                                    </text:list-item>
                                    <text:list-item>
                                      <text:p text:style-name="P35">排斥<text:span text:style-name="T6">力 </text:span><text:span text:style-name="T12">= </text:span><text:span text:style-name="T10">第一個排斥力 </text:span><text:span text:style-name="T12">+ </text:span><text:span text:style-name="T10">第二個排斥力</text:span>。</text:p>
                                    </text:list-item>
                                    <text:list-item>
                                      <text:p text:style-name="P35"><text:span text:style-name="T6">吸</text:span>引力<text:span text:style-name="T6"> </text:span><text:span text:style-name="T12">= </text:span><text:span text:style-name="T10">第一個吸引力 </text:span><text:span text:style-name="T12">+ </text:span><text:span text:style-name="T10">第二個吸引力</text:span>。</text:p>
                                    </text:list-item>
                                    <text:list-item>
                                      <text:p text:style-name="P32">已知，該力 是 推、排斥。</text:p>
                                    </text:list-item>
                                    <text:list-item>
                                      <text:p text:style-name="P27">假定，該力<text:span text:style-name="T6"> + </text:span>排斥<text:span text:style-name="T6">力 &gt; 吸</text:span>引力。</text:p>
                                      <text:list>
                                        <text:list-item>
                                          <text:p text:style-name="P28">第二個個體 被遠離 第一個個體。</text:p>
                                        </text:list-item>
                                        <text:list-item>
                                          <text:p text:style-name="P28">第二個個體 被推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">假定，該力<text:span text:style-name="T6"> + </text:span>排斥<text:span text:style-name="T6">力 = 吸</text:span>引力。</text:p>
                                      <text:list>
                                        <text:list-item>
                                          <text:p text:style-name="P31">第一個個體、第二個個體 位置 不動、沒有變化。</text:p>
                                        </text:list-item>
                                        <text:list-item>
                                          <text:p text:style-name="P28">第一個個體、第二個個體 力平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">假定，該力<text:span text:style-name="T6"> + </text:span>排斥<text:span text:style-name="T6">力 &lt; 吸</text:span>引力。</text:p>
                                      <text:list>
                                        <text:list-item>
                                          <text:p text:style-name="P28">第二個個體 被接近 第一個個體。</text:p>
                                        </text:list-item>
                                        <text:list-item>
                                          <text:p text:style-name="P30">第二個個體 被反推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"><text:span text:style-name="T8">(100%-</text:span><text:span text:style-name="T9">y</text:span><text:span text:style-name="T8">%) 越大</text:span><text:span text:style-name="T16"> </text:span><text:span text:style-name="T20">↔</text:span><text:span text:style-name="T16"> </text:span>摩擦係數 越大。</text:p>
                                </text:list-item>
                                <text:list-item>
                                  <text:p text:style-name="P29">對於 推力個體 來說，推力個體 是（人類 認定的）負物質、反重力物質。</text:p>
                                </text:list-item>
                                <text:list-item>
                                  <text:p text:style-name="P36">對於 反推力個體 來說，反推力個體 是（人類 認定的）負物質、反重力物質。</text:p>
                                </text:list-item>
                                <text:list-item>
                                  <text:p text:style-name="P37">對於 力平衡個體 來說，推力個體、反推力個體 是（人類 認定的）物質。</text:p>
                                </text:list-item>
                                <text:list-item>
                                  <text:p text:style-name="P37">對於 力平衡個體 來說，力平衡個體 是（人類 認定的）物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中電 <text:span text:style-name="T18">↔</text:span><text:span text:style-name="T17"> 力平衡</text:span>。</text:p>
                </text:list-item>
              </text:list>
            </text:list-item>
            <text:list-item>
              <text:p text:style-name="P38">正電、負電、中電。</text:p>
              <text:list>
                <text:list-item>
                  <text:p text:style-name="P3">正電 <text:span text:style-name="T18">↔</text:span><text:span text:style-name="T17"> 趨氧個體</text:span>。</text:p>
                  <text:list>
                    <text:list-item>
                      <text:p text:style-name="P38">趨氧個體 是 吸入氧氣、吐出二氧化碳 的 個體。</text:p>
                      <text:list>
                        <text:list-item>
                          <text:p text:style-name="P58">氧氣 <text:span text:style-name="T18">↔</text:span><text:span text:style-name="T17"> </text:span><text:span text:style-name="T4">小帶負電的粒子、(比 電子 更微觀尺度的)小帶負電的粒子</text:span>。</text:p>
                        </text:list-item>
                        <text:list-item>
                          <text:p text:style-name="P58">二氧化碳 <text:span text:style-name="T18">↔</text:span><text:span text:style-name="T17"> </text:span><text:span text:style-name="T4">小帶正電的粒子、(比 電子 更微觀尺度的)小帶正電的粒子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">負電 <text:span text:style-name="T18">↔</text:span><text:span text:style-name="T17"> 趨二氧化碳個體</text:span>。</text:p>
                  <text:list>
                    <text:list-item>
                      <text:p text:style-name="P39">趨<text:span text:style-name="T17">二氧化碳</text:span>個體 是 吸入二氧化碳、吐出氧氣 的 個體。</text:p>
                    </text:list-item>
                  </text:list>
                </text:list-item>
                <text:list-item>
                  <text:p text:style-name="P4">中電 <text:span text:style-name="T18">↔</text:span><text:span text:style-name="T17"> 中性個體。</text:span></text:p>
                  <text:list>
                    <text:list-item>
                      <text:p text:style-name="P50"><text:span text:style-name="T17">中性個體 是 達成配對的趨氧個體和趨二氧化碳個體</text:span>。</text:p>
                    </text:list-item>
                    <text:list-item>
                      <text:p text:style-name="P60"><text:span text:style-name="T17">中性個體 是 吸入、吐出 氧氣、二氧化碳 的 個體</text:span>。</text:p>
                    </text:list-item>
                  </text:list>
                </text:list-item>
                <text:list-item>
                  <text:p text:style-name="P40">正電、正電 相遇、遠離 <text:span text:style-name="T18">↔</text:span><text:span text:style-name="T17"> 趨氧個體、趨氧個體 相遇、遠離</text:span>。</text:p>
                  <text:list>
                    <text:list-item>
                      <text:p text:style-name="P43"><text:span text:style-name="T17">趨氧個體、趨氧個體 越接近。</text:span></text:p>
                      <text:list>
                        <text:list-item>
                          <text:p text:style-name="P43"><text:span text:style-name="T17">氧氣濃度 降低 越多、越快</text:span>。</text:p>
                        </text:list-item>
                        <text:list-item>
                          <text:p text:style-name="P42"><text:span text:style-name="T17">二氧化碳濃度 提升 越多、越快</text:span>。</text:p>
                        </text:list-item>
                      </text:list>
                    </text:list-item>
                    <text:list-item>
                      <text:p text:style-name="P44">趨氧個體的 本能 有機率，讓 自己 遠離 對方、該外在環境。</text:p>
                      <text:list>
                        <text:list-item>
                          <text:p text:style-name="P45">趨氧個體 吐出的 二氧化碳濃度 越高，對方 遠離的 速度、加速度 越高。</text:p>
                        </text:list-item>
                      </text:list>
                    </text:list-item>
                    <text:list-item>
                      <text:p text:style-name="P41"><text:span text:style-name="T17">假定，二氧化碳濃度</text:span><text:span text:style-name="T13"> (持續)提</text:span><text:span text:style-name="T17">升。</text:span></text:p>
                      <text:list>
                        <text:list-item>
                          <text:p text:style-name="P46"><text:span text:style-name="T17">趨氧個體 有機率 不舒服、陷入昏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6">正電、負電 相遇、接近 <text:span text:style-name="T18">↔</text:span><text:span text:style-name="T17"> 趨氧個體、趨二氧化碳個體 相遇、接近</text:span>。</text:p>
                  <text:list>
                    <text:list-item>
                      <text:p text:style-name="P46"><text:span text:style-name="T17">趨氧個體、趨氧個體 越接近。</text:span></text:p>
                      <text:list>
                        <text:list-item>
                          <text:p text:style-name="P46"><text:span text:style-name="T17">氧氣濃度、二氧化碳濃度 提升 越多、越快</text:span>。</text:p>
                        </text:list-item>
                      </text:list>
                    </text:list-item>
                    <text:list-item>
                      <text:p text:style-name="P46">趨氧個體的 本能 有機率，讓 自己 接近 對方、該外在環境。</text:p>
                      <text:list>
                        <text:list-item>
                          <text:p text:style-name="P46">趨氧個體 吐出的 二氧化碳濃度 越高，對方 接近的 速度、加速度 越高。</text:p>
                        </text:list-item>
                        <text:list-item>
                          <text:p text:style-name="P47">趨二氧化碳個體 吐出的 氧氣濃度 越高，對方 接近的 速度、加速度 越高。</text:p>
                        </text:list-item>
                      </text:list>
                    </text:list-item>
                  </text:list>
                </text:list-item>
                <text:list-item>
                  <text:p text:style-name="P50">正電、中電 相遇、接近 <text:span text:style-name="T18">↔</text:span><text:span text:style-name="T17"> 趨氧個體、中性個體 相遇、無視</text:span>。</text:p>
                  <text:list>
                    <text:list-item>
                      <text:p text:style-name="P50"><text:span text:style-name="T17">趨氧個體、中性個體 越接近。</text:span></text:p>
                      <text:list>
                        <text:list-item>
                          <text:p text:style-name="P51"><text:span text:style-name="T17">氧氣濃度 降低 </text:span><text:span text:style-name="T13">(仍然)</text:span><text:span text:style-name="T17">不變</text:span>。</text:p>
                        </text:list-item>
                        <text:list-item>
                          <text:p text:style-name="P48"><text:span text:style-name="T17">二氧化碳濃度 提升</text:span><text:span text:style-name="T13"> (仍然)</text:span><text:span text:style-name="T17">不變</text:span>。</text:p>
                        </text:list-item>
                      </text:list>
                    </text:list-item>
                    <text:list-item>
                      <text:p text:style-name="P49">趨氧個體的 本能 有機率，讓 自己 相遇、無視 對方、該外在環境。</text:p>
                      <text:list>
                        <text:list-item>
                          <text:p text:style-name="P47">原因很明顯，二氧化碳 平均分佈。</text:p>
                        </text:list-item>
                      </text:list>
                    </text:list-item>
                    <text:list-item>
                      <text:p text:style-name="P50"><text:span text:style-name="T17">中性個體 </text:span>的 本能 有機率，讓 自己 相遇、無視 對方、該外在環境。</text:p>
                    </text:list-item>
                  </text:list>
                </text:list-item>
              </text:list>
            </text:list-item>
            <text:list-item>
              <text:p text:style-name="P16">明顯例子，假定，箱子 包覆 正電粒子、負電粒子、中電粒子。</text:p>
              <text:list>
                <text:list-item>
                  <text:p text:style-name="P52">已知，正電粒子 發射、厭惡 <text:span text:style-name="T4">小帶正電的粒子</text:span>。</text:p>
                  <text:list>
                    <text:list-item>
                      <text:p text:style-name="P52">正電粒子、正電粒子 相遇、遠離。</text:p>
                    </text:list-item>
                  </text:list>
                </text:list-item>
                <text:list-item>
                  <text:p text:style-name="P54">已知，正電粒子 吸收、趨向 <text:span text:style-name="T4">小帶負電的粒子</text:span>。</text:p>
                  <text:list>
                    <text:list-item>
                      <text:p text:style-name="P56">正電粒子、負電粒子 相遇、接近。</text:p>
                    </text:list-item>
                  </text:list>
                </text:list-item>
                <text:list-item>
                  <text:p text:style-name="P55">正電粒子、中電粒子 相遇、無視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22:43:36.121000000</dc:date>
    <meta:editing-duration>P21DT16H42M18S</meta:editing-duration>
    <meta:editing-cycles>17385</meta:editing-cycles>
    <meta:document-statistic meta:table-count="0" meta:image-count="0" meta:object-count="0" meta:page-count="1" meta:paragraph-count="121" meta:word-count="2471" meta:character-count="2974" meta:non-whitespace-character-count="2668"/>
  </office:meta>
</office:document-meta>
</file>